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4e92c" officeooo:paragraph-rsid="0004e9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Git (version 1.9.4-preview20140611)</text:p>
      <text:p text:style-name="P1"/>
      <text:p text:style-name="P1"/>
      <text:p text:style-name="P1">Run 'git help git' to display the help index.</text:p>
      <text:p text:style-name="P1">Run 'git help &lt;command&gt;' to display help for specific commands.</text:p>
      <text:p text:style-name="P1"/>
      <text:p text:style-name="P1">User@PC417 /D/xampp/htdocs/olya/task6_2</text:p>
      <text:p text:style-name="P1">$ git init</text:p>
      <text:p text:style-name="P1">Initialized empty Git repository in d:/xampp/htdocs/olya/task6_2/.git/</text:p>
      <text:p text:style-name="P1"/>
      <text:p text:style-name="P1">User@PC417 /D/xampp/htdocs/olya/task6_2 (master)</text:p>
      <text:p text:style-name="P1">$ git status</text:p>
      <text:p text:style-name="P1">On branch master</text:p>
      <text:p text:style-name="P1"/>
      <text:p text:style-name="P1">Initial commi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s text:c="8"/>experiment.js</text:p>
      <text:p text:style-name="P1"><text:s text:c="8"/>experiment.php</text:p>
      <text:p text:style-name="P1"><text:s text:c="8"/>index.html</text:p>
      <text:p text:style-name="P1"><text:s text:c="8"/>index.php</text:p>
      <text:p text:style-name="P1"><text:s text:c="8"/>nbproject/</text:p>
      <text:p text:style-name="P1"><text:s text:c="8"/>rezult.php</text:p>
      <text:p text:style-name="P1"/>
      <text:p text:style-name="P1">nothing added to commit but untracked files present (use "git add" to track)</text:p>
      <text:p text:style-name="P1"/>
      <text:p text:style-name="P1">User@PC417 /D/xampp/htdocs/olya/task6_2 (master)</text:p>
      <text:p text:style-name="P1">$ git add *</text:p>
      <text:p text:style-name="P1">warning: LF will be replaced by CRLF in index.html.</text:p>
      <text:p text:style-name="P1">The file will have its original line endings in your working directory.</text:p>
      <text:p text:style-name="P1"/>
      <text:p text:style-name="P1">User@PC417 /D/xampp/htdocs/olya/task6_2 (master)</text:p>
      <text:p text:style-name="P1">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s text:c="8"/>new file: <text:s text:c="2"/>experiment.js</text:p>
      <text:p text:style-name="P1"><text:s text:c="8"/>new file: <text:s text:c="2"/>experiment.php</text:p>
      <text:p text:style-name="P1"><text:s text:c="8"/>new file: <text:s text:c="2"/>index.html</text:p>
      <text:p text:style-name="P1"><text:s text:c="8"/>new file: <text:s text:c="2"/>index.php</text:p>
      <text:p text:style-name="P1"><text:s text:c="8"/>new file: <text:s text:c="2"/>nbproject/private/config.properties</text:p>
      <text:p text:style-name="P1"><text:s text:c="8"/>new file: <text:s text:c="2"/>nbproject/private/private.properties</text:p>
      <text:p text:style-name="P1"><text:s text:c="8"/>new file: <text:s text:c="2"/>nbproject/private/private.xml</text:p>
      <text:p text:style-name="P1"><text:s text:c="8"/>new file: <text:s text:c="2"/>nbproject/project.properties</text:p>
      <text:p text:style-name="P1"><text:s text:c="8"/>new file: <text:s text:c="2"/>nbproject/project.xml</text:p>
      <text:p text:style-name="P1"><text:s text:c="8"/>new file: <text:s text:c="2"/>rezult.php</text:p>
      <text:p text:style-name="P1"><text:soft-page-break/></text:p>
      <text:p text:style-name="P1"/>
      <text:p text:style-name="P1">User@PC417 /D/xampp/htdocs/olya/task6_2 (master)</text:p>
      <text:p text:style-name="P1">$ git commit "my comments"</text:p>
      <text:p text:style-name="P1">error: pathspec 'my comments' did not match any file(s) known to git.</text:p>
      <text:p text:style-name="P1"/>
      <text:p text:style-name="P1">User@PC417 /D/xampp/htdocs/olya/task6_2 (master)</text:p>
      <text:p text:style-name="P1">$ git remote https://github.com/Olya-hahatushka/Bricks.git</text:p>
      <text:p text:style-name="P1">error: Unknown subcommand: https://github.com/Olya-hahatushka/Bricks.git</text:p>
      <text:p text:style-name="P1">usage: git remote [-v | --verbose]</text:p>
      <text:p text:style-name="P1"><text:s text:c="3"/>or: git remote add [-t &lt;branch&gt;] [-m &lt;master&gt;] [-f] [--tags|--no-tags] [--mir</text:p>
      <text:p text:style-name="P1">ror=&lt;fetch|push&gt;] &lt;name&gt; &lt;url&gt;</text:p>
      <text:p text:style-name="P1"><text:s text:c="3"/>or: git remote rename &lt;old&gt; &lt;new&gt;</text:p>
      <text:p text:style-name="P1"><text:s text:c="3"/>or: git remote remove &lt;name&gt;</text:p>
      <text:p text:style-name="P1"><text:s text:c="3"/>or: git remote set-head &lt;name&gt; (-a | --auto | -d | --delete |&lt;branch&gt;)</text:p>
      <text:p text:style-name="P1"><text:s text:c="3"/>or: git remote [-v | --verbose] show [-n] &lt;name&gt;</text:p>
      <text:p text:style-name="P1"><text:s text:c="3"/>or: git remote prune [-n | --dry-run] &lt;name&gt;</text:p>
      <text:p text:style-name="P1"><text:s text:c="3"/>or: git remote [-v | --verbose] update [-p | --prune] [(&lt;group&gt; | &lt;remote&gt;)..</text:p>
      <text:p text:style-name="P1">.]</text:p>
      <text:p text:style-name="P1"><text:s text:c="3"/>or: git remote set-branches [--add] &lt;name&gt; &lt;branch&gt;...</text:p>
      <text:p text:style-name="P1"><text:s text:c="3"/>or: git remote set-url [--push] &lt;name&gt; &lt;newurl&gt; [&lt;oldurl&gt;]</text:p>
      <text:p text:style-name="P1"><text:s text:c="3"/>or: git remote set-url --add &lt;name&gt; &lt;newurl&gt;</text:p>
      <text:p text:style-name="P1"><text:s text:c="3"/>or: git remote set-url --delete &lt;name&gt; &lt;url&gt;</text:p>
      <text:p text:style-name="P1"/>
      <text:p text:style-name="P1"><text:s text:c="4"/>-v, --verbose <text:s text:c="8"/>be verbose; must be placed before a subcommand</text:p>
      <text:p text:style-name="P1"/>
      <text:p text:style-name="P1"/>
      <text:p text:style-name="P1">User@PC417 /D/xampp/htdocs/olya/task6_2 (master)</text:p>
      <text:p text:style-name="P1">$ git commit -m "my comment"</text:p>
      <text:p text:style-name="P1">[master (root-commit) 2d8cc27] my comment</text:p>
      <text:p text:style-name="P1">warning: LF will be replaced by CRLF in index.html.</text:p>
      <text:p text:style-name="P1">The file will have its original line endings in your working directory.</text:p>
      <text:p text:style-name="P1"><text:s/>10 files changed, 323 insertions(+)</text:p>
      <text:p text:style-name="P1"><text:s/>create mode 100644 experiment.js</text:p>
      <text:p text:style-name="P1"><text:s/>create mode 100644 experiment.php</text:p>
      <text:p text:style-name="P1"><text:s/>create mode 100644 index.html</text:p>
      <text:p text:style-name="P1"><text:s/>create mode 100644 index.php</text:p>
      <text:p text:style-name="P1"><text:s/>create mode 100644 nbproject/private/config.properties</text:p>
      <text:p text:style-name="P1"><text:s/>create mode 100644 nbproject/private/private.properties</text:p>
      <text:p text:style-name="P1"><text:s/>create mode 100644 nbproject/private/private.xml</text:p>
      <text:p text:style-name="P1"><text:s/>create mode 100644 nbproject/project.properties</text:p>
      <text:p text:style-name="P1"><text:s/>create mode 100644 nbproject/project.xml</text:p>
      <text:p text:style-name="P1"><text:s/>create mode 100644 rezult.php</text:p>
      <text:p text:style-name="P1"/>
      <text:p text:style-name="P1">User@PC417 /D/xampp/htdocs/olya/task6_2 (master)</text:p>
      <text:p text:style-name="P1">$ git remote add origin https://github.com/Olya-hahatushka/Bricks.git</text:p>
      <text:p text:style-name="P1"/>
      <text:p text:style-name="P1">User@PC417 /D/xampp/htdocs/olya/task6_2 (master)</text:p>
      <text:p text:style-name="P1">$ git status</text:p>
      <text:p text:style-name="P1">On branch master</text:p>
      <text:p text:style-name="P1">nothing to commit, working directory clean</text:p>
      <text:p text:style-name="P1"/>
      <text:p text:style-name="P1"><text:soft-page-break/>User@PC417 /D/xampp/htdocs/olya/task6_2 (master)</text:p>
      <text:p text:style-name="P1">$ git push -u origin master</text:p>
      <text:p text:style-name="P1">Username for 'https://github.com': Olya-hahatushka</text:p>
      <text:p text:style-name="P1">Password for 'https://Olya-hahatushka@github.com':</text:p>
      <text:p text:style-name="P1">To https://github.com/Olya-hahatushka/Bricks.git</text:p>
      <text:p text:style-name="P1"><text:s/>! [rejected] <text:s text:c="7"/>master -&gt; master (fetch first)</text:p>
      <text:p text:style-name="P1">error: failed to push some refs to 'https://github.com/Olya-hahatushka/Bricks.gi</text:p>
      <text:p text:style-name="P1">t'</text:p>
      <text:p text:style-name="P1">hint: Updates were rejected because the remote contains work that you do</text:p>
      <text:p text:style-name="P1">hint: not have locally. This is usually caused by another repository pushing</text:p>
      <text:p text:style-name="P1">hint: to the same ref. You may want to first integrate the remote changes</text:p>
      <text:p text:style-name="P1">hint: (e.g., 'git pull ...') before pushing again.</text:p>
      <text:p text:style-name="P1">hint: See the 'Note about fast-forwards' in 'git push --help' for details.</text:p>
      <text:p text:style-name="P1"/>
      <text:p text:style-name="P1">User@PC417 /D/xampp/htdocs/olya/task6_2 (master)</text:p>
      <text:p text:style-name="P1">$ git status</text:p>
      <text:p text:style-name="P1">On branch master</text:p>
      <text:p text:style-name="P1">nothing to commit, working directory clean</text:p>
      <text:p text:style-name="P1"/>
      <text:p text:style-name="P1">User@PC417 /D/xampp/htdocs/olya/task6_2 (master)</text:p>
      <text:p text:style-name="P1">$ git init</text:p>
      <text:p text:style-name="P1">Initialized empty Git repository in d:/xampp/htdocs/olya/task6_2/.git/</text:p>
      <text:p text:style-name="P1"/>
      <text:p text:style-name="P1">User@PC417 /D/xampp/htdocs/olya/task6_2 (master)</text:p>
      <text:p text:style-name="P1">$ git add *</text:p>
      <text:p text:style-name="P1">warning: LF will be replaced by CRLF in index.html.</text:p>
      <text:p text:style-name="P1">The file will have its original line endings in your working directory.</text:p>
      <text:p text:style-name="P1"/>
      <text:p text:style-name="P1">User@PC417 /D/xampp/htdocs/olya/task6_2 (master)</text:p>
      <text:p text:style-name="P1">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s text:c="8"/>new file: <text:s text:c="2"/>experiment.js</text:p>
      <text:p text:style-name="P1"><text:s text:c="8"/>new file: <text:s text:c="2"/>experiment.php</text:p>
      <text:p text:style-name="P1"><text:s text:c="8"/>new file: <text:s text:c="2"/>index.html</text:p>
      <text:p text:style-name="P1"><text:s text:c="8"/>new file: <text:s text:c="2"/>index.php</text:p>
      <text:p text:style-name="P1"><text:s text:c="8"/>new file: <text:s text:c="2"/>nbproject/private/config.properties</text:p>
      <text:p text:style-name="P1"><text:s text:c="8"/>new file: <text:s text:c="2"/>nbproject/private/private.properties</text:p>
      <text:p text:style-name="P1"><text:s text:c="8"/>new file: <text:s text:c="2"/>nbproject/private/private.xml</text:p>
      <text:p text:style-name="P1"><text:s text:c="8"/>new file: <text:s text:c="2"/>nbproject/project.properties</text:p>
      <text:p text:style-name="P1"><text:s text:c="8"/>new file: <text:s text:c="2"/>nbproject/project.xml</text:p>
      <text:p text:style-name="P1"><text:s text:c="8"/>new file: <text:s text:c="2"/>rezult.php</text:p>
      <text:p text:style-name="P1"/>
      <text:p text:style-name="P1"/>
      <text:p text:style-name="P1">User@PC417 /D/xampp/htdocs/olya/task6_2 (master)</text:p>
      <text:p text:style-name="P1">$ git commit -m "my comments"</text:p>
      <text:p text:style-name="P1">[master (root-commit) 57c926c] my comments</text:p>
      <text:p text:style-name="P1"><text:soft-page-break/>warning: LF will be replaced by CRLF in index.html.</text:p>
      <text:p text:style-name="P1">The file will have its original line endings in your working directory.</text:p>
      <text:p text:style-name="P1"><text:s/>10 files changed, 323 insertions(+)</text:p>
      <text:p text:style-name="P1"><text:s/>create mode 100644 experiment.js</text:p>
      <text:p text:style-name="P1"><text:s/>create mode 100644 experiment.php</text:p>
      <text:p text:style-name="P1"><text:s/>create mode 100644 index.html</text:p>
      <text:p text:style-name="P1"><text:s/>create mode 100644 index.php</text:p>
      <text:p text:style-name="P1"><text:s/>create mode 100644 nbproject/private/config.properties</text:p>
      <text:p text:style-name="P1"><text:s/>create mode 100644 nbproject/private/private.properties</text:p>
      <text:p text:style-name="P1"><text:s/>create mode 100644 nbproject/private/private.xml</text:p>
      <text:p text:style-name="P1"><text:s/>create mode 100644 nbproject/project.properties</text:p>
      <text:p text:style-name="P1"><text:s/>create mode 100644 nbproject/project.xml</text:p>
      <text:p text:style-name="P1"><text:s/>create mode 100644 rezult.php</text:p>
      <text:p text:style-name="P1"/>
      <text:p text:style-name="P1">User@PC417 /D/xampp/htdocs/olya/task6_2 (master)</text:p>
      <text:p text:style-name="P1">$ git remote add origin https://github.com/Olya-hahatushka/Bricks.git</text:p>
      <text:p text:style-name="P1"/>
      <text:p text:style-name="P1">User@PC417 /D/xampp/htdocs/olya/task6_2 (master)</text:p>
      <text:p text:style-name="P1">$ git push -u origin master</text:p>
      <text:p text:style-name="P1">Username for 'https://github.com': Olya-hahatushka</text:p>
      <text:p text:style-name="P1">Password for 'https://Olya-hahatushka@github.com':</text:p>
      <text:p text:style-name="P1">Counting objects: 14, done.</text:p>
      <text:p text:style-name="P1">Delta compression using up to 2 threads.</text:p>
      <text:p text:style-name="P1">Compressing objects: 100% (13/13), done.</text:p>
      <text:p text:style-name="P1">Writing objects: 100% (14/14), 4.71 KiB | 0 bytes/s, done.</text:p>
      <text:p text:style-name="P1">Total 14 (delta 2), reused 0 (delta 0)</text:p>
      <text:p text:style-name="P1">To https://github.com/Olya-hahatushka/Bricks.git</text:p>
      <text:p text:style-name="P1"><text:s/>* [new branch] <text:s text:c="5"/>master -&gt; master</text:p>
      <text:p text:style-name="P1">Branch master set up to track remote branch master from origin.</text:p>
      <text:p text:style-name="P1"/>
      <text:p text:style-name="P1">User@PC417 /D/xampp/htdocs/olya/task6_2 (master)</text:p>
      <text:p text:style-name="P1">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16:21:27.421000000</dc:date>
    <meta:document-statistic meta:table-count="0" meta:image-count="0" meta:object-count="0" meta:page-count="4" meta:paragraph-count="154" meta:word-count="786" meta:character-count="6430" meta:non-whitespace-character-count="5481"/>
    <meta:generator>LibreOffice/4.2.6.3$Windows_x86 LibreOffice_project/3fd416d4c6db7d3204c17ce57a1d70f6e531ee21</meta:generator>
  </office:meta>
</office:document-meta>
</file>